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office:font-face-decls>
  <office:automatic-styles>
    <style:style style:name="P1" style:family="paragraph" style:parent-style-name="Text_20_body">
      <style:text-properties style:font-name="roboto"/>
    </style:style>
    <style:style style:name="P2" style:family="paragraph" style:parent-style-name="Text_20_body">
      <style:text-properties style:text-underline-style="none" fo:font-weight="bold" style:font-weight-asian="bold" style:font-weight-complex="bold"/>
    </style:style>
    <style:style style:name="P3" style:family="paragraph" style:parent-style-name="Text_20_body">
      <style:text-properties style:text-underline-style="none" fo:font-weight="bold" officeooo:paragraph-rsid="0003f871" style:font-weight-asian="bold" style:font-weight-complex="bold"/>
    </style:style>
    <style:style style:name="P4" style:family="paragraph" style:parent-style-name="Text_20_body">
      <style:text-properties officeooo:paragraph-rsid="0003f871"/>
    </style:style>
    <style:style style:name="P5" style:family="paragraph" style:parent-style-name="Text_20_body">
      <style:text-properties fo:font-weight="normal" officeooo:paragraph-rsid="0003f871" style:font-weight-asian="normal" style:font-weight-complex="normal"/>
    </style:style>
    <style:style style:name="T1" style:family="text">
      <style:text-properties fo:font-variant="normal" fo:text-transform="none" fo:color="#000000" loext:opacity="100%"/>
    </style:style>
    <style:style style:name="T2" style:family="text">
      <style:text-properties fo:font-variant="normal" fo:text-transform="none" fo:color="#000000" loext:opacity="100%" fo:font-style="normal"/>
    </style:style>
    <style:style style:name="T3" style:family="text">
      <style:text-properties fo:font-variant="normal" fo:text-transform="none" fo:color="#000000" loext:opacity="100%" fo:font-style="normal" fo:font-weight="bold"/>
    </style:style>
    <style:style style:name="T4" style:family="text">
      <style:text-properties fo:font-variant="normal" fo:text-transform="none" fo:color="#000000" loext:opacity="100%" fo:font-style="normal" fo:font-weight="normal"/>
    </style:style>
    <style:style style:name="T5" style:family="text">
      <style:text-properties fo:font-variant="normal" fo:text-transform="none" fo:color="#000000" loext:opacity="100%" fo:font-style="normal" fo:font-weight="normal" style:font-weight-asian="normal" style:font-weight-complex="normal"/>
    </style:style>
    <style:style style:name="T6" style:family="text">
      <style:text-properties fo:font-variant="normal" fo:text-transform="none" fo:color="#000000" loext:opacity="100%" fo:font-style="normal" style:text-underline-style="none" fo:font-weight="normal" style:font-weight-asian="normal" style:font-weight-complex="normal"/>
    </style:style>
    <style:style style:name="T7" style:family="text">
      <style:text-properties fo:font-variant="normal" fo:text-transform="none" fo:color="#000000" loext:opacity="100%" fo:font-style="normal" style:text-underline-style="none" fo:font-weight="bold" style:font-weight-asian="bold" style:font-weight-complex="bold"/>
    </style:style>
    <style:style style:name="T8" style:family="text">
      <style:text-properties fo:font-variant="normal" fo:text-transform="none" fo:color="#000000" loext:opacity="100%" fo:font-weight="bold" style:font-weight-asian="bold" style:font-weight-complex="bold"/>
    </style:style>
    <style:style style:name="T9" style:family="text">
      <style:text-properties fo:font-variant="normal" fo:text-transform="none" fo:color="#000711" loext:opacity="100%"/>
    </style:style>
    <style:style style:name="T10" style:family="text">
      <style:text-properties fo:font-variant="normal" fo:text-transform="none" fo:color="#000711" loext:opacity="100%" fo:font-weight="normal" style:font-weight-asian="normal" style:font-weight-complex="normal"/>
    </style:style>
    <style:style style:name="T11" style:family="text">
      <style:text-properties fo:font-variant="normal" fo:text-transform="none" fo:color="#000711" loext:opacity="100%" style:text-underline-style="none" fo:font-weight="normal" style:font-weight-asian="normal" style:font-weight-complex="normal"/>
    </style:style>
    <style:style style:name="T12" style:family="text">
      <style:text-properties fo:font-variant="normal" fo:text-transform="none" fo:color="#000711" loext:opacity="100%" fo:font-weight="bold" style:font-weight-asian="bold" style:font-weight-complex="bold"/>
    </style:style>
    <style:style style:name="T13" style:family="text">
      <style:text-properties style:font-name="roboto"/>
    </style:style>
    <style:style style:name="T14" style:family="text">
      <style:text-properties style:font-name="roboto"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none"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color="#000711" loext:opacity="100%"/>
    </style:style>
    <style:style style:name="T20" style:family="text">
      <style:text-properties fo:color="#000711" loext:opacity="100%" fo:font-style="italic" style:font-style-asian="italic" style:font-style-complex="italic"/>
    </style:style>
    <style:style style:name="T21" style:family="text">
      <style:text-properties fo:color="#000711" loext:opacity="100%" fo:font-style="italic" fo:font-weight="bold" style:font-style-asian="italic" style:font-weight-asian="bold" style:font-style-complex="italic" style:font-weight-complex="bold"/>
    </style:style>
    <style:style style:name="T22" style:family="text">
      <style:text-properties fo:color="#000711" loext:opacity="100%" fo:font-weight="normal" style:font-weight-asian="normal" style:font-weight-complex="normal"/>
    </style:style>
    <style:style style:name="T23" style:family="text">
      <style:text-properties fo:color="#000711" loext:opacity="100%" fo:font-weight="bold" style:font-weight-asian="bold" style:font-weight-complex="bold"/>
    </style:style>
    <style:style style:name="T24" style:family="text">
      <style:text-properties fo:color="#000711" loext:opacity="100%"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6">I</text:span>. head</text:p>
      <text:p text:style-name="P1"><text:tab/>// Quá độ lên CNXH trong tình hình đất nước và thế giới như trên, chúng ta phải tiếp túc nâng cao ý chí tự lực tự cường, phát huy mọi mọi tiềm năng vật chất và trí tuệ của dân tộc đồng thời mở rộng quan hệ hợp tác quốc tế, tìm tòi bước đi, hình thức và biện pháp thích hợp xây dựng thành công CNXH.</text:p>
      <text:p text:style-name="P1"><text:span text:style-name="T16">II</text:span>. </text:p>
      <text:p text:style-name="P1"><text:tab/>// Xã hội chủ nghĩa mà Việt Nam xây dựng trong thời kì quá độ (1991) có những đặc trưng cơ bản như sau:</text:p>
      <text:p text:style-name="Text_20_body"><text:span text:style-name="T13"><text:tab/></text:span><text:span text:style-name="T14">1</text:span><text:span text:style-name="T13">.</text:span><text:span text:style-name="T3">Do nhân dân lao động làm chủ.</text:span></text:p>
      <text:p text:style-name="Text_20_body"><text:tab/><text:span text:style-name="T15">2</text:span>. <text:span text:style-name="T3">Có một nền kinh tế phát triển cao dựa trên lực lượng sản xuất hiện đại và chế độ công hưu về các tư liệu sản xuất chủ yếu.</text:span></text:p>
      <text:p text:style-name="Text_20_body"><text:span text:style-name="T1"><text:tab/></text:span><text:span text:style-name="T8">3</text:span><text:span text:style-name="T1">. </text:span><text:span text:style-name="T3">Có nền văn hóa tiên tiến, đậm đà bản sắc dân tộc.</text:span></text:p>
      <text:p text:style-name="Text_20_body"><text:span text:style-name="T3"><text:tab/>4. Con người đươc giả phóng khỏi áp bức, bóc lột, bất công, làm theo năng lực, hưởng theo lao động, có cuộc sống ấm no, tự do, hạnh phúc, có điều kiện phát triển toàn diện cá nhân.</text:span></text:p>
      <text:p text:style-name="Text_20_body"><text:span text:style-name="T3"><text:tab/>5. Các dân tộc trong nước bình đẳng, đoàn kết và giúp đỡ lẩn nhau cùng tiến bộ.</text:span></text:p>
      <text:p text:style-name="Text_20_body"><text:span text:style-name="T3"><text:tab/>6. Có quan hệ hưu nghị và hợp tác với nhân dân tất cả các nước trên thế giới.</text:span></text:p>
      <text:p text:style-name="Text_20_body"><text:span text:style-name="T3"><text:tab/>// </text:span><text:span text:style-name="T5">Đặc trưng sửa đổi và phát triển năm 2011</text:span></text:p>
      <text:p text:style-name="Text_20_body"><text:span text:style-name="T5"><text:tab/>1. </text:span><text:span text:style-name="Emphasis"><text:span text:style-name="T10">dân giàu, nước mạnh, dân chủ, công bằng, văn minh</text:span></text:span></text:p>
      <text:p text:style-name="Text_20_body"><text:span text:style-name="Emphasis"><text:span text:style-name="T5"><text:tab/>2. Do nhân dân làm chủ</text:span></text:span></text:p>
      <text:p text:style-name="Text_20_body"><text:tab/>3. <text:span text:style-name="Emphasis"><text:span text:style-name="T19">Có nền kinh tế phát triển cao dựa trên lực lượng sản xuất hiện đại và quan hệ sản xuất tiến bộ phù hợp</text:span></text:span></text:p>
      <text:p text:style-name="Text_20_body"><text:span text:style-name="Emphasis"><text:tab/>4. </text:span><text:span text:style-name="Emphasis"><text:span text:style-name="T19">Có nền văn hóa tiên tiến, đậm đà bản sắc dân tộc</text:span></text:span></text:p>
      <text:p text:style-name="Text_20_body"><text:span text:style-name="Emphasis"><text:tab/>5. </text:span><text:span text:style-name="Emphasis"><text:span text:style-name="T19">Con người có cuộc sống ấm no, tự do, hạnh phúc, có điều kiện phát triển toàn diện</text:span></text:span></text:p>
      <text:p text:style-name="Text_20_body"><text:span text:style-name="Emphasis"><text:tab/>6. </text:span><text:span text:style-name="Emphasis"><text:span text:style-name="T19">Các dân tộc trong cộng đồng Việt Nam bình đẳng, đoàn kết, tôn trọng và giúp đỡ nhau cùng phát triển</text:span></text:span></text:p>
      <text:p text:style-name="Text_20_body"><text:span text:style-name="Emphasis"><text:tab/>7. </text:span><text:span text:style-name="Emphasis"><text:span text:style-name="T19">Có Nhà nước pháp quyền xã hội chủ nghĩa của nhân dân, do nhân dân, vì nhân dân do Đảng Cộng sản lãnh đạo.</text:span></text:span></text:p>
      <text:p text:style-name="Text_20_body"><text:span text:style-name="Emphasis"><text:tab/>8. </text:span><text:span text:style-name="Emphasis"><text:span text:style-name="T19">Có quan hệ hữu nghị và hợp tác với nhân dân các nước trên thế giới.</text:span></text:span></text:p>
      <text:p text:style-name="P3">III. Analyse</text:p>
      <text:p text:style-name="P4"><text:span text:style-name="T17"><text:tab/></text:span><text:span text:style-name="Emphasis"><text:span text:style-name="T6">1. </text:span></text:span><text:span text:style-name="Emphasis"><text:span text:style-name="T11">dân giàu, nước mạnh, dân chủ, công bằng, văn minh</text:span></text:span></text:p>
      <text:p text:style-name="P3"><text:span text:style-name="T2"><text:tab/>/**</text:span></text:p>
      <text:p text:style-name="P4"><text:span text:style-name="T7"><text:tab/>* </text:span><text:span text:style-name="T2">Giàu mạnh, dân chủ, công bằng, văn minh là những giá trị xã hội tốt đẹp nhất, ước mơ ngàn đời của loài người, cho nên cũng là mục tiêu phấn đấu của chủ nghĩa xã hội.</text:span></text:p>
      <text:p text:style-name="P4"><text:span text:style-name="T7"><text:tab/>*/</text:span></text:p>
      <text:p text:style-name="P4"><text:soft-page-break/><text:span text:style-name="T17"><text:tab/><text:tab/>=&gt; dân giàu dân chủ công bằng, văn minh: </text:span><text:span text:style-name="T20">đây là đ</text:span><text:span text:style-name="T21">ặc trưng phổ quát</text:span><text:span text:style-name="T20">, có tính bản chất của xã hội xã hội chủ nghĩa, nó thể hiện sự </text:span><text:span text:style-name="T21">khác nhau</text:span><text:span text:style-name="T20"> căn bản, sự </text:span><text:span text:style-name="T21">tiến bộ</text:span><text:span text:style-name="T20"> hơn hẳn của chế độ xã hội chủ nghĩa so với các chế độ xã hội trước đó. // </text:span><text:span text:style-name="T21">talk</text:span></text:p>
      <text:p text:style-name="Text_20_body"><text:tab/><text:tab/><text:tab/>// khác ở chỗ : <text:span text:style-name="T19">Xã hội tư bản có đời sống vật chất và tiện nghi rất cao; dân có thể giàu, nước có thể mạnh, nhưng từ trong bản chất của chế độ xã hội tư bản, ở đó không thể có công bằng và dân chủ: nhà nước là nhà nước tư sản; giàu có là cho nhà tư bản; sự giàu mạnh có được bằng quan hệ bóc lột. Trong xã hội như vậy, người dân không thể là chủ và làm chủ xã hội.</text:span></text:p>
      <text:p text:style-name="P4"><text:s/><text:tab/><text:tab/>=&gt; <text:span text:style-name="T15">dân giàu, dân chủ, văn minh : </text:span><text:span text:style-name="T18">quá trình khó khăn, gian khổ, lâu dài trong hoàn cảnh đất nước còn thiếu thốn.</text:span></text:p>
      <text:p text:style-name="P4"><text:span text:style-name="T18"><text:tab/><text:tab/><text:tab/>// </text:span><text:span text:style-name="T22">để trở thành xã hội xã hội chủ nghĩa với những đặc trưng nêu trên, không có cách nào khác là toàn Đảng, toàn dân ta phải nỗ lực sáng tạo, chiếm lĩnh các đỉnh cao của xã hội. Và, Việt Nam đang từng bước đạt tới các mục tiêu cần có trong hiện thực.</text:span></text:p>
      <text:p text:style-name="P4"><text:span text:style-name="T22"><text:tab/></text:span></text:p>
      <text:p text:style-name="P4"><text:span text:style-name="T22"><text:tab/>2 - Xã hội </text:span><text:span text:style-name="Emphasis"><text:span text:style-name="T22">“do nhân dân làm chủ”.</text:span></text:span></text:p>
      <text:p text:style-name="P4"><text:span text:style-name="Emphasis"><text:span text:style-name="T22"><text:tab/></text:span></text:span><text:span text:style-name="Emphasis"><text:span text:style-name="T23">/**</text:span></text:span></text:p>
      <text:p text:style-name="P4"><text:span text:style-name="Emphasis"><text:span text:style-name="T23"><text:tab/>* dân giàu, nước mạnh chính là thể hiện vai trò chủ thể của nhân dân đối với nhà nước - dân là chủ. “Dân chủ” trong đặc trưng nêu trên chính là nền dân chủ của xã hội - xã hội vận hành theo chế độ và nguyên tắc dân chủ.</text:span></text:span></text:p>
      <text:p text:style-name="P4"><text:span text:style-name="Emphasis"><text:span text:style-name="T23"><text:tab/>* Dân chủ xã hội chủ nghĩa là bản chất của chế độ ta; với bản chất nêu trên, nó vừa là mục tiêu, lại vừa là động lực của sự phát triển đất nước.</text:span></text:span><text:span text:style-name="T23"/></text:p>
      <text:p text:style-name="P4"><text:span text:style-name="Emphasis"><text:span text:style-name="T23"><text:tab/>*/</text:span></text:span></text:p>
      <text:p text:style-name="P4"><text:tab/>=&gt; <text:span text:style-name="T19">“</text:span><text:span text:style-name="T23">nhân dân làm chủ xã hội</text:span><text:span text:style-name="T19">” là đặc trưng quan trọng và quyết định nhất trong những đặc trưng của xã hội xã hội chủ nghĩa. Đặc trưng này không thể tách rời những yêu cầu “dân giàu, nước mạnh, dân chủ, công bằng, văn minh”. // </text:span><text:span text:style-name="T23">talk</text:span></text:p>
      <text:p text:style-name="P4"><text:span text:style-name="T23"><text:tab/></text:span><text:span text:style-name="T22">3 </text:span><text:span text:style-name="Emphasis"><text:span text:style-name="T22">- “Có nền kinh tế phát triển cao dựa trên lực lượng sản xuất hiện đại và quan hệ sản xuất tiến bộ phù hợp”.</text:span></text:span></text:p>
      <text:p text:style-name="P4"><text:span text:style-name="Emphasis"><text:span text:style-name="T23"><text:tab/>/**</text:span></text:span></text:p>
      <text:p text:style-name="P4"><text:span text:style-name="Emphasis"><text:span text:style-name="T23"><text:tab/>* </text:span></text:span><text:span text:style-name="Emphasis"><text:span text:style-name="T22">kinh tế là lực lượng vật chất, nguồn sức mạnh nội tại của cơ thể xã hội, nó quyết định sự vững vàng và phát triển của xã hội.</text:span></text:span></text:p>
      <text:p text:style-name="P4"><text:span text:style-name="Emphasis"><text:span text:style-name="T23"><text:tab/>* </text:span></text:span><text:span text:style-name="Emphasis"><text:span text:style-name="T22"><text:s/></text:span></text:span><text:span text:style-name="Emphasis"><text:span text:style-name="T24">nền kinh tế phát triển trên </text:span></text:span><text:span text:style-name="Emphasis"><text:span text:style-name="T22">lực lượng sản xuất hiện đại. // Nền đại công nghiệp phát triển trên cơ sở khoa học - công nghệ, là hiện thân và là yếu tố tạo nên lực lượng sản xuất hiện đại -&gt; nền sẳn xuất -yếu tố quy định sự phát triển lên trình độ cao của phương thức sản xuất mới.</text:span></text:span></text:p>
      <text:p text:style-name="P4"><text:span text:style-name="Emphasis"><text:span text:style-name="T22"><text:tab/>-&gt;Trên cơ sở đó thiết lập quan hệ sản xuất xã hội chủ nghĩa tiến bộ phù hợp để thúc đẩy lực lượng sản xuất phát triển.</text:span></text:span><text:span text:style-name="T22"/></text:p>
      <text:p text:style-name="P4"><text:span text:style-name="Emphasis"><text:span text:style-name="T22"><text:tab/></text:span></text:span><text:span text:style-name="Emphasis"><text:span text:style-name="T23">*</text:span></text:span><text:span text:style-name="Emphasis"><text:span text:style-name="T22"> </text:span></text:span></text:p>
      <text:p text:style-name="P4"><text:span text:style-name="Emphasis"><text:span text:style-name="T23"><text:tab/>*/</text:span></text:span></text:p>
      <text:p text:style-name="P4"><text:span text:style-name="Emphasis"><text:span text:style-name="T23"><text:tab/>=&gt;</text:span></text:span><text:span text:style-name="T23"> điều tiên quyết là xã hội đó phải có một nền kinh tế phát triển.</text:span></text:p>
      <text:p text:style-name="P4"><text:soft-page-break/><text:span text:style-name="T23"><text:tab/></text:span><text:span text:style-name="T22">4.  </text:span><text:span text:style-name="Emphasis"><text:span text:style-name="T22">“Có nền văn hóa tiên tiến, đậm đà bản sắc dân tộc”.</text:span></text:span></text:p>
      <text:p text:style-name="P5"><text:span text:style-name="T19"><text:tab/>/**</text:span></text:p>
      <text:p text:style-name="P4"><text:span text:style-name="T18"><text:tab/>* văn hóa là nguồn lực tinh thần </text:span><text:span text:style-name="T19">bên trong của phát triển xã hội, à tinh hoa con người và dân tộc, tinh hoa xã hội và thời đại; bởi vậy, nó là sức mạnh con người và dân tộc, sức mạnh xã hội và thời đại.</text:span></text:p>
      <text:p text:style-name="P4"><text:span text:style-name="T18"><text:tab/>* </text:span><text:span text:style-name="T19">Mỗi nền văn hóa phải kết tinh tinh hoa và sức mạnh thời đại để tiến tới đỉnh cao thời đại, đồng thời phải chuyển hóa chúng thành các giá trị của dân tộc, làm đậm đà thêm bản sắc riêng của mình.</text:span></text:p>
      <text:p text:style-name="P5"><text:tab/>*/</text:p>
      <text:p text:style-name="Text_20_body"><text:span text:style-name="T17"><text:tab/>=&gt; là mục tiêu </text:span><text:span text:style-name="T19">của xã hội xã hội chủ nghĩa, đồng thời là động lực và sức mạnh thúc đẩy xã hội đó phát triển.</text:span></text:p>
      <text:p text:style-name="Text_20_body"/>
      <text:p text:style-name="Text_20_body"><text:tab/>5. <text:span text:style-name="Emphasis"><text:span text:style-name="T19">“Con người có cuộc sống ấm no, tự do, hạnh phúc, có điều kiện phát triển toàn diện”.</text:span></text:span></text:p>
      <text:p text:style-name="Text_20_body"><text:tab/><text:span text:style-name="T15">/**</text:span></text:p>
      <text:p text:style-name="Text_20_body"><text:tab/><text:span text:style-name="T15">*</text:span> <text:s/>đem lại ấm no : là đòi hỏi tiên quyết.</text:p>
      <text:p text:style-name="Text_20_body"><text:span text:style-name="T15"><text:tab/>* <text:s/></text:span><text:span text:style-name="T22">Con người phải được tự do - tự do không chỉ bó hẹp trong nghĩa được giải phóng khỏi áp bức bóc lột, nô dịch, kìm hãm về mặt xã hội.</text:span></text:p>
      <text:p text:style-name="Text_20_body"><text:span text:style-name="T23"><text:tab/>* <text:s/></text:span><text:span text:style-name="T22">Điều quan trọng hơn là nó được thăng hoa tiềm năng trí tuệ, tình cảm và năng lực vốn có để thực hiện những khát vọng cao đẹp của mình,</text:span></text:p>
      <text:p text:style-name="Text_20_body"><text:span text:style-name="T22"><text:tab/>* Sự phát triển toàn diện con người là ước mơ, khát vọng của con người tự do. Xã hội xã hội chủ nghĩa chính là nơi: sự phát triển tự do của mỗi người là điều kiện cho sự phát triển tự do của tất cả mọi người…</text:span></text:p>
      <text:p text:style-name="Text_20_body"><text:span text:style-name="T22"><text:tab/></text:span><text:span text:style-name="T23">** đặc trưng người nhất của khát vọng con người là hạnh phúc .</text:span></text:p>
      <text:p text:style-name="Text_20_body"><text:tab/><text:span text:style-name="T15">*/</text:span></text:p>
      <text:p text:style-name="P2"><text:tab/><text:tab/></text:p>
      <text:p text:style-name="Text_20_body"><text:span text:style-name="T3"><text:tab/>=&gt; thể hiện mục tiêu của CNXH, quá trình phấn đấu đạt tới những giá trị của xã hội XHCN đều là vì con người.</text:span></text:p>
      <text:p text:style-name="Text_20_body"><text:span text:style-name="T1"><text:tab/>6. </text:span><text:span text:style-name="Emphasis"><text:span text:style-name="T9">“Các dân tộc trong cộng đồng Việt Nam bình đẳng, đoàn kết, tôn trọng và giúp đỡ nhau cùng phát triển”.</text:span></text:span></text:p>
      <text:p text:style-name="Text_20_body"><text:span text:style-name="Emphasis"><text:span text:style-name="T1"><text:tab/>/**</text:span></text:span></text:p>
      <text:p text:style-name="Text_20_body"><text:span text:style-name="Emphasis"><text:span text:style-name="T1"><text:tab/>* đòi hỏi yếu tố thiết yếu cho sự tồn tại bền vững của xã hội lành mạnh.</text:span></text:span></text:p>
      <text:p text:style-name="Text_20_body"><text:span text:style-name="Emphasis"><text:span text:style-name="T1"><text:tab/>* </text:span></text:span><text:span text:style-name="Emphasis"><text:span text:style-name="T9">“Bình đẳng” là một phẩm chất và giá trị nhân quyền thể hiện trình độ phát triển và chất nhân văn cao của xã hội</text:span></text:span><text:span text:style-name="Emphasis"><text:span text:style-name="T1">.</text:span></text:span></text:p>
      <text:p text:style-name="Text_20_body"><text:span text:style-name="Emphasis"><text:span text:style-name="T9"><text:tab/>* “đoàn kết” là sức mạnh - đó là một chân lý, là một giá trị đặc trưng của xã hội xã hội chủ nghĩa,</text:span></text:span></text:p>
      <text:p text:style-name="Text_20_body"><text:soft-page-break/><text:span text:style-name="Emphasis"><text:span text:style-name="T9"><text:tab/>* </text:span></text:span><text:span text:style-name="Emphasis"><text:span text:style-name="T12">tôn trọng và giúp nhau</text:span></text:span><text:span text:style-name="Emphasis"><text:span text:style-name="T9"> không chỉ là tình thương, lòng nhân đạo, mà thực sự là đòi hỏi, yêu cầu, trách nhiệm và điều kiện thiết yếu cho sự phát triển của từng cá nhân, cộng đồng, dân tộc; là một tiêu chuẩn quan trọng của xã hội phát triển.</text:span></text:span></text:p>
      <text:p text:style-name="Text_20_body"><text:span text:style-name="Emphasis"><text:span text:style-name="T9"><text:tab/>*</text:span></text:span></text:p>
      <text:p text:style-name="Text_20_body"><text:span text:style-name="Emphasis"><text:span text:style-name="T1"><text:tab/>*/</text:span></text:span></text:p>
      <text:p text:style-name="Text_20_body"><text:span text:style-name="Emphasis"><text:span text:style-name="T1"><text:tab/>=&gt; nó thể hiện yếu tố cần thiết cho sự tồn tại bền vững của xã hội lành mạnh.</text:span></text:span></text:p>
      <text:p text:style-name="Text_20_body"><text:span text:style-name="Emphasis"><text:span text:style-name="T1"><text:tab/>7. </text:span></text:span><text:span text:style-name="Emphasis"><text:span text:style-name="T9">“Có Nhà nước pháp quyền xã hội chủ nghĩa của nhân dân, do nhân dân, vì nhân dân do Đảng Cộng sản lãnh đạo”.</text:span></text:span></text:p>
      <text:p text:style-name="Text_20_body"><text:span text:style-name="Emphasis"><text:span text:style-name="T1"><text:tab/>/**</text:span></text:span></text:p>
      <text:p text:style-name="Text_20_body"><text:span text:style-name="Emphasis"><text:span text:style-name="T1"><text:tab/>* </text:span></text:span><text:span text:style-name="Emphasis"><text:span text:style-name="T9">Nhà nước pháp quyền là một hình thức quản lý nhà nước trên một trình độ cao và hiệu quả. Nó điều hành hoạt động của các cơ quan nhà nước và xã hội bằng pháp luật.</text:span></text:span></text:p>
      <text:p text:style-name="P4"><text:span text:style-name="Emphasis"><text:span text:style-name="T1"><text:tab/>* </text:span></text:span><text:span text:style-name="Emphasis"><text:span text:style-name="T9">Nhà nước pháp quyền xã hội chủ nghĩa là nhà nước quản lý và điều hành đất nước và xã hội bằng pháp luật thể hiện quyền lợi và ý chí</text:span></text:span><text:span text:style-name="Emphasis"><text:span text:style-name="T4">tiên</text:span></text:span><text:span text:style-name="Emphasis"><text:span text:style-name="T9"> của nhân dân; vì vậy, là nhà nước của nhân dân, do nhân dân, vì nhân dân.</text:span></text:span></text:p>
      <text:p text:style-name="P4"><text:span text:style-name="Emphasis"><text:span text:style-name="T1"><text:tab/>*/</text:span></text:span></text:p>
      <text:p text:style-name="Text_20_body"><text:span text:style-name="Emphasis"><text:span text:style-name="T1"><text:tab/>=&gt; </text:span></text:span><text:span text:style-name="Emphasis"><text:span text:style-name="T9">Xây dựng Nhà nước pháp quyền xã hội chủ nghĩa của nhân dân, do nhân dân, vì nhân dân không thể nào khác là dưới sự lãnh đạo của Đảng Cộng sản - đảng mang bản chất, lý tưởng, nội dung xã hội chủ nghĩa, là đảng thực hiện mục tiêu và lý tưởng xã hội chủ nghĩa.</text:span></text:span></text:p>
      <text:p text:style-name="Text_20_body"><text:span text:style-name="Emphasis"><text:span text:style-name="T1"><text:tab/></text:span></text:span></text:p>
      <text:p text:style-name="Text_20_body"><text:span text:style-name="Emphasis"><text:span text:style-name="T1"><text:tab/>8. </text:span></text:span><text:span text:style-name="Emphasis"><text:span text:style-name="T9">Có quan hệ hữu nghị và hợp tác với nhân dân các nước trên thế giới”.</text:span></text:span></text:p>
      <text:p text:style-name="P4"><text:span text:style-name="Emphasis"><text:span text:style-name="T1"><text:tab/>/**</text:span></text:span></text:p>
      <text:p text:style-name="P4"><text:span text:style-name="Emphasis"><text:span text:style-name="T1"><text:tab/>* mõi quốc gia là một bộ phân hợp thành cộng đồng quốc tế.</text:span></text:span></text:p>
      <text:p text:style-name="P4"><text:span text:style-name="Emphasis"><text:span text:style-name="T1"><text:tab/>* </text:span></text:span><text:span text:style-name="Emphasis"><text:span text:style-name="T9">Quan hệ hữu nghị và hợp tác chính là thể hiện bản chất hòa hảo, thiện chí và tạo điều kiện cho các quốc gia hội nhập, tiếp thu những thành quả phát triển của mỗi bên, tích lũy kinh nghiệm và rút ngắn quá trình phát triển của mỗi nước.</text:span></text:span></text:p>
      <text:p text:style-name="P4"><text:span text:style-name="Emphasis"><text:span text:style-name="T1"><text:tab/>* ý nghĩa lớn lao </text:span></text:span><text:span text:style-name="Emphasis"><text:span text:style-name="T9">“hữu nghị”, “hợp tác”, “phát triển” chính là bản chất, là khát vọng hòa đồng theo bản chất trí tuệ và tình cảm nhân văn cao cả có tính nhân loại của con người, của loài người; điều thể hiện bản chất cao đẹp nhất của xã hội xã hội chủ nghĩa.</text:span></text:span></text:p>
      <text:p text:style-name="P4"><text:span text:style-name="Emphasis"><text:span text:style-name="T1"><text:tab/>*/<text:tab/></text:span></text:span></text:p>
      <text:p text:style-name="P4"><text:span text:style-name="Emphasis"><text:span text:style-name="T1"><text:tab/>=&gt; l</text:span></text:span><text:span text:style-name="Emphasis"><text:span text:style-name="T9">à một đặc trưng nổi bật của nội dung và mục tiêu xây dựng xã hội xã hội chủ nghĩa Việt Nam. và nó là yếu tố, điều kiện để Việt Nam phát triển nhanh chóng trên con đường đi lên chủ nghĩa xã hội.</text:span></text:span></text:p>
      <text:p text:style-name="P4"><text:span text:style-name="Emphasis"><text:span text:style-name="T1"><text:tab/></text:span></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5T15:39:43.135771841</meta:creation-date>
    <dc:date>2023-08-25T20:03:03.739375284</dc:date>
    <meta:editing-duration>PT4H23M21S</meta:editing-duration>
    <meta:editing-cycles>1</meta:editing-cycles>
    <meta:document-statistic meta:table-count="0" meta:image-count="0" meta:object-count="0" meta:page-count="4" meta:paragraph-count="83" meta:word-count="1803" meta:character-count="7855" meta:non-whitespace-character-count="6035"/>
    <meta:generator>LibreOffice/7.5.4.2$Linux_X86_64 LibreOffice_project/50$Build-2</meta:generator>
  </office:meta>
</office:document-meta>
</file>